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2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2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M W</text:p>
          </table:table-cell>
          <table:table-cell office:value-type="string">
            <text:p>64 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 W</text:p>
          </table:table-cell>
          <table:table-cell office:value-type="string">
            <text:p>64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M W</text:p>
          </table:table-cell>
          <table:table-cell office:value-type="string">
            <text:p>64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s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s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s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s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s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s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n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no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2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2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2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2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2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2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2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2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op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shuf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sl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sr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X W</text:p>
          </table:table-cell>
          <table:table-cell office:value-type="string">
            <text:p>32 X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npcklq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push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et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t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E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10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2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2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2" table:number-rows-repeated="71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2" table:number-rows-repeated="4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2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2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30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2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2" table:number-rows-repeated="8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2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2" table:number-rows-repeated="2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2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2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2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2" table:number-rows-repeated="1044367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3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Long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hort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15">
          <table:table-cell/>
          <table:table-cell table:style-name="Default" table:number-columns-repeated="18"/>
          <table:table-cell table:number-columns-repeated="7"/>
        </table:table-row>
        <table:table-row table:style-name="ro1">
          <table:table-cell/>
          <table:table-cell table:style-name="Default" table:number-columns-repeated="18"/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435:Sheet1.V4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00/00/0000</text:date>, <text:time style:data-style-name="N2" text:time-value="0000-00-00T17:47:1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6$MacOSX_x86 LibreOffice_project/e29a214-2bbed72-0621de6-a97528c-8f066d</meta:generator>
    <dc:date>2012-10-14T17:47:41</dc:date>
    <meta:editing-duration>P4DT11H7M41S</meta:editing-duration>
    <meta:editing-cycles>254</meta:editing-cycles>
    <meta:document-statistic meta:table-count="3" meta:cell-count="7608" meta:object-count="0"/>
  </office:meta>
</office:document-meta>
</file>